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109.11pt"/>
    </style:style>
    <style:style style:name="co4" style:family="table-column">
      <style:table-column-properties fo:break-before="auto" style:column-width="18.85pt"/>
    </style:style>
    <style:style style:name="co5" style:family="table-column">
      <style:table-column-properties fo:break-before="auto" style:column-width="32.09pt"/>
    </style:style>
    <style:style style:name="co6" style:family="table-column">
      <style:table-column-properties fo:break-before="auto" style:column-width="3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am-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Rtg</text:p>
          </table:table-cell>
          <table:table-cell office:value-type="string" calcext:value-type="string">
            <text:p>DRtg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15.2" calcext:value-type="float">
            <text:p>115.2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ttle SuperSonics*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10.3" calcext:value-type="float">
            <text:p>110.3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3.3" calcext:value-type="float">
            <text:p>113.3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10.2" calcext:value-type="float">
            <text:p>110.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lando Magic*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12.9" calcext:value-type="float">
            <text:p>112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Laker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1.4" calcext:value-type="float">
            <text:p>111.4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 Pacers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10.8" calcext:value-type="float">
            <text:p>110.8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roit Pistons*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7.9" calcext:value-type="float">
            <text:p>107.9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Knick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land Trail Blazer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uston Rocket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lanta Hawks*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9.4" calcext:value-type="float">
            <text:p>109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Bullets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8.7" calcext:value-type="float">
            <text:p>108.7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enix Sun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10.3" calcext:value-type="float">
            <text:p>110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lotte Hornets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11.2" calcext:value-type="float">
            <text:p>111.2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den State Warrior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8.4" calcext:value-type="float">
            <text:p>108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nver Nugget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5.2" calcext:value-type="float">
            <text:p>105.2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cramento Kings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6.2" calcext:value-type="float">
            <text:p>106.2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ston Celtic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6.4" calcext:value-type="float">
            <text:p>106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s Angeles Clipper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6.5" calcext:value-type="float">
            <text:p>106.5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Jersey Net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1.9" calcext:value-type="float">
            <text:p>101.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Maverick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lwaukee Buck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05.6" calcext:value-type="float">
            <text:p>105.6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nesota Timberwolve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4.1" calcext:value-type="float">
            <text:p>104.1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3.8" calcext:value-type="float">
            <text:p>103.8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iladelphia 76ers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2.2" calcext:value-type="float">
            <text:p>102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97.6" calcext:value-type="float">
            <text:p>97.6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4.4" calcext:value-type="float">
            <text:p>114.4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ah Jazz*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13.6" calcext:value-type="float">
            <text:p>113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 SuperSonic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1.2" calcext:value-type="float">
            <text:p>111.2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6.8" calcext:value-type="float">
            <text:p>106.8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lanta Hawk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roit Piston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0.6" calcext:value-type="float">
            <text:p>110.6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ston Rocket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8.8" calcext:value-type="float">
            <text:p>108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 Lake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8.3" calcext:value-type="float">
            <text:p>108.3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7.9" calcext:value-type="float">
            <text:p>107.9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York Knick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4.4" calcext:value-type="float">
            <text:p>104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veland Cavaliers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lotte Hornet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0.9" calcext:value-type="float">
            <text:p>110.9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ashington Bullet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.6" calcext:value-type="float">
            <text:p>106.6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iana Pacers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5.8" calcext:value-type="float">
            <text:p>105.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oenix Suns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9.3" calcext:value-type="float">
            <text:p>109.3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lando Magic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5.6" calcext:value-type="float">
            <text:p>105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nnesota Timberwolves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4.6" calcext:value-type="float">
            <text:p>104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s Angeles Clippers*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cramento King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Jersey Net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4.7" calcext:value-type="float">
            <text:p>104.7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olden State Warrior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7.2" calcext:value-type="float">
            <text:p>107.2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4.6" calcext:value-type="float">
            <text:p>104.6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nver Nugget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4.5" calcext:value-type="float">
            <text:p>104.5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llas Maverick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1.1" calcext:value-type="float">
            <text:p>101.1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ston Celtics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03.9" calcext:value-type="float">
            <text:p>103.9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 Antonio Spurs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3.3" calcext:value-type="float">
            <text:p>103.3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00.3" calcext:value-type="float">
            <text:p>100.3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07.7" calcext:value-type="float">
            <text:p>107.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11.9" calcext:value-type="float">
            <text:p>111.9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ttle SuperSonics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11.6" calcext:value-type="float">
            <text:p>111.6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iana Pacer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8.4" calcext:value-type="float">
            <text:p>108.4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12.7" calcext:value-type="float">
            <text:p>112.7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7.6" calcext:value-type="float">
            <text:p>107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oenix Sun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7.4" calcext:value-type="float">
            <text:p>107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8.2" calcext:value-type="float">
            <text:p>108.2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 Antonio Spu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3.8" calcext:value-type="float">
            <text:p>103.8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eveland Cavalier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2.2" calcext:value-type="float">
            <text:p>102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lotte Hornet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roit Piston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Jersey Net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8.3" calcext:value-type="float">
            <text:p>108.3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5.2" calcext:value-type="float">
            <text:p>105.2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land Trail Blazers*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nnesota Timberwolve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7.7" calcext:value-type="float">
            <text:p>107.7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iladelphia 76ers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2.8" calcext:value-type="float">
            <text:p>102.8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ton Celtic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2.6" calcext:value-type="float">
            <text:p>102.6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cramento King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0.8" calcext:value-type="float">
            <text:p>100.8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llas Mavericks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0.5" calcext:value-type="float">
            <text:p>100.5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couver Grizzlie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4.1" calcext:value-type="float">
            <text:p>104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 Angeles Clipper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03.3" calcext:value-type="float">
            <text:p>103.3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01.2" calcext:value-type="float">
            <text:p>101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lden State Warrior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5.8" calcext:value-type="float">
            <text:p>95.8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nver Nuggets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 Trail Blazers*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4.8" calcext:value-type="float">
            <text:p>104.8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05.8" calcext:value-type="float">
            <text:p>105.8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4.7" calcext:value-type="float">
            <text:p>104.7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Pistons*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4.2" calcext:value-type="float">
            <text:p>104.2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ana Pacers*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lando Magic*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0.3" calcext:value-type="float">
            <text:p>100.3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00.5" calcext:value-type="float">
            <text:p>100.5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Lakers*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07.6" calcext:value-type="float">
            <text:p>107.6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iladelphia 76ers*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99.9" calcext:value-type="float">
            <text:p>99.9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oenix Suns*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5.8" calcext:value-type="float">
            <text:p>105.8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waukee Bucks*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04.9" calcext:value-type="float">
            <text:p>104.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 Knicks*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98.6" calcext:value-type="float">
            <text:p>98.6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ston Rockets*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05.4" calcext:value-type="float">
            <text:p>105.4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nesota Timberwolves*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1.9" calcext:value-type="float">
            <text:p>101.9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cramento Kings*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2.7" calcext:value-type="float">
            <text:p>102.7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veland Cavalier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99.6" calcext:value-type="float">
            <text:p>99.6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ttle SuperSonic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ston Celtics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00.4" calcext:value-type="float">
            <text:p>100.4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shington Wizards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1.2" calcext:value-type="float">
            <text:p>101.2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las Mavericks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02.3" calcext:value-type="float">
            <text:p>102.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en State Warriors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98.4" calcext:value-type="float">
            <text:p>98.4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Jersey Nets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99.5" calcext:value-type="float">
            <text:p>99.5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nver Nuggets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03.1" calcext:value-type="float">
            <text:p>103.1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icago Bulls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2.4" calcext:value-type="float">
            <text:p>92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Clippers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ancouver Grizzlies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8.4" calcext:value-type="float">
            <text:p>98.4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 Lakers*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07.3" calcext:value-type="float">
            <text:p>107.3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land Trail Blazers*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07.9" calcext:value-type="float">
            <text:p>107.9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4.6" calcext:value-type="float">
            <text:p>104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7.3" calcext:value-type="float">
            <text:p>107.3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iana Pace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8.5" calcext:value-type="float">
            <text:p>108.5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cramento King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mi Heat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4.5" calcext:value-type="float">
            <text:p>104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nesota Timberwolve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6.1" calcext:value-type="float">
            <text:p>106.1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lotte Hornet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4.3" calcext:value-type="float">
            <text:p>104.3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attle SuperSonic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5.6" calcext:value-type="float">
            <text:p>105.6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roit Piston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7.3" calcext:value-type="float">
            <text:p>107.3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1.5" calcext:value-type="float">
            <text:p>10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lando Magic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2.4" calcext:value-type="float">
            <text:p>102.4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llas Maverick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6.6" calcext:value-type="float">
            <text:p>106.6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ronto Raptor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4.8" calcext:value-type="float">
            <text:p>104.8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4.8" calcext:value-type="float">
            <text:p>104.8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Jersey Nets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ver Nugget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ashington Wizard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3.5" calcext:value-type="float">
            <text:p>103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eveland Cavalier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.4" calcext:value-type="float">
            <text:p>100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ncouver Grizzlies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2.3" calcext:value-type="float">
            <text:p>102.3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olden State Warrior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9.8" calcext:value-type="float">
            <text:p>99.8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cago Bull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94.2" calcext:value-type="float">
            <text:p>94.2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Clippers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97.8" calcext:value-type="float">
            <text:p>97.8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6.6" calcext:value-type="float">
            <text:p>106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amento King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5.6" calcext:value-type="float">
            <text:p>105.6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7.6" calcext:value-type="float">
            <text:p>107.6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Maverick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7.1" calcext:value-type="float">
            <text:p>107.1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6.5" calcext:value-type="float">
            <text:p>106.5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 Lake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8.4" calcext:value-type="float">
            <text:p>108.4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iladelphia 76e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3.6" calcext:value-type="float">
            <text:p>103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waukee Bucks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8.8" calcext:value-type="float">
            <text:p>108.8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6.7" calcext:value-type="float">
            <text:p>106.7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oenix Sun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0.3" calcext:value-type="float">
            <text:p>100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1.2" calcext:value-type="float">
            <text:p>101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nnesota Timberwolve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5.2" calcext:value-type="float">
            <text:p>105.2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1.1" calcext:value-type="float">
            <text:p>101.1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ronto Raptor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*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1.8" calcext:value-type="float">
            <text:p>101.8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attle SuperSonics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3.2" calcext:value-type="float">
            <text:p>103.2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nver Nugget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roit Piston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s Angeles Clippers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1.3" calcext:value-type="float">
            <text:p>101.3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ston Celtic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1.4" calcext:value-type="float">
            <text:p>101.4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0.3" calcext:value-type="float">
            <text:p>100.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ancouver Grizzlie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9.6" calcext:value-type="float">
            <text:p>99.6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Jersey Net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8.7" calcext:value-type="float">
            <text:p>98.7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hington Wizard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0.6" calcext:value-type="float">
            <text:p>100.6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lden State Warrior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97.8" calcext:value-type="float">
            <text:p>97.8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97.2" calcext:value-type="float">
            <text:p>97.2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ramento Kings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6.5" calcext:value-type="float">
            <text:p>106.5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 Maverick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2.2" calcext:value-type="float">
            <text:p>112.2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Jersey Nets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nesota Timberwolve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attle SuperSonic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8.9" calcext:value-type="float">
            <text:p>108.9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rtland Trail Blazer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7.4" calcext:value-type="float">
            <text:p>107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ston Celtic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3.4" calcext:value-type="float">
            <text:p>103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troit Piston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4.8" calcext:value-type="float">
            <text:p>104.8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2.1" calcext:value-type="float">
            <text:p>102.1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lando Magic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ah Jazz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5.6" calcext:value-type="float">
            <text:p>105.6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lotte Hornet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4.3" calcext:value-type="float">
            <text:p>104.3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ana Pacer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4.1" calcext:value-type="float">
            <text:p>104.1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 Clippers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5.5" calcext:value-type="float">
            <text:p>105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oenix Sun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lwaukee Bucks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6.9" calcext:value-type="float">
            <text:p>106.9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2.6" calcext:value-type="float">
            <text:p>102.6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hington Wizard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ami Heat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98.5" calcext:value-type="float">
            <text:p>98.5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eveland Cavalier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 Knick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1.5" calcext:value-type="float">
            <text:p>101.5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uston Rocket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3.1" calcext:value-type="float">
            <text:p>103.1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tlanta Hawk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1.8" calcext:value-type="float">
            <text:p>101.8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lden State Warrior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2.8" calcext:value-type="float">
            <text:p>102.8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nver Nugget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1.4" calcext:value-type="float">
            <text:p>101.4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mphis Grizzlie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8.2" calcext:value-type="float">
            <text:p>98.2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98.2" calcext:value-type="float">
            <text:p>98.2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 Mavericks*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10.7" calcext:value-type="float">
            <text:p>110.7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cramento Kings*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05.9" calcext:value-type="float">
            <text:p>105.9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05.6" calcext:value-type="float">
            <text:p>105.6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Jersey Net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3.8" calcext:value-type="float">
            <text:p>103.8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troit Piston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4.1" calcext:value-type="float">
            <text:p>104.1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5.5" calcext:value-type="float">
            <text:p>105.5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iana Pacer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4.6" calcext:value-type="float">
            <text:p>104.6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5.5" calcext:value-type="float">
            <text:p>105.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Lake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7.2" calcext:value-type="float">
            <text:p>107.2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nesota Timberwolve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6.1" calcext:value-type="float">
            <text:p>106.1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4.3" calcext:value-type="float">
            <text:p>104.3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iladelphia 76er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enix Sun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3.7" calcext:value-type="float">
            <text:p>103.7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Orleans Hornet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3.9" calcext:value-type="float">
            <text:p>103.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attle SuperSonic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3.7" calcext:value-type="float">
            <text:p>103.7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8.8" calcext:value-type="float">
            <text:p>108.8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5.2" calcext:value-type="float">
            <text:p>105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lden State Warrior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ton Celtic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1.2" calcext:value-type="float">
            <text:p>101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shington Wizard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York Knick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mphis Grizzlie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s Angeles Clipper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2.3" calcext:value-type="float">
            <text:p>102.3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lanta Hawk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2.3" calcext:value-type="float">
            <text:p>102.3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ami Heat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6.7" calcext:value-type="float">
            <text:p>96.7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icago Bull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0.2" calcext:value-type="float">
            <text:p>100.2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ronto Raptor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0.5" calcext:value-type="float">
            <text:p>100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ver Nugget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92.2" calcext:value-type="float">
            <text:p>92.2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eveland Cavalier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96.5" calcext:value-type="float">
            <text:p>96.5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2.2" calcext:value-type="float">
            <text:p>102.2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nesota Timberwolve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5.9" calcext:value-type="float">
            <text:p>105.9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amento King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0.3" calcext:value-type="float">
            <text:p>110.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Piston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iana Pacers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3.8" calcext:value-type="float">
            <text:p>103.8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 Mavericks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12.1" calcext:value-type="float">
            <text:p>112.1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phis Grizzlie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4.8" calcext:value-type="float">
            <text:p>104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uston Rocket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0.9" calcext:value-type="float">
            <text:p>100.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Jersey Net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0.8" calcext:value-type="float">
            <text:p>100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lwaukee Buck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6.5" calcext:value-type="float">
            <text:p>106.5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attle SuperSonic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7.3" calcext:value-type="float">
            <text:p>107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lden State Warrior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ami Heat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2.2" calcext:value-type="float">
            <text:p>102.2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tah Jazz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land Trail Blazers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w Orleans Hornet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2.3" calcext:value-type="float">
            <text:p>102.3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York Knicks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*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hoenix Sun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1.4" calcext:value-type="float">
            <text:p>101.4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99.1" calcext:value-type="float">
            <text:p>99.1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1.4" calcext:value-type="float">
            <text:p>101.4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ronto Raptor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s Angeles Clipper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3.5" calcext:value-type="float">
            <text:p>103.5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ashington Wizard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8.8" calcext:value-type="float">
            <text:p>98.8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icago Bull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96.6" calcext:value-type="float">
            <text:p>96.6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2.7" calcext:value-type="float">
            <text:p>102.7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07.3" calcext:value-type="float">
            <text:p>107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Pistons*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10.8" calcext:value-type="float">
            <text:p>110.8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Mavericks*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11.8" calcext:value-type="float">
            <text:p>111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phis Grizzlie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5.9" calcext:value-type="float">
            <text:p>105.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8.4" calcext:value-type="float">
            <text:p>108.4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Clipper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4.5" calcext:value-type="float">
            <text:p>104.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cramento King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Jersey Net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ver Nugget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den State Warrior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5.2" calcext:value-type="float">
            <text:p>105.2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ah Jazz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4.1" calcext:value-type="float">
            <text:p>104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attle SuperSonic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ronto Raptor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2.5" calcext:value-type="float">
            <text:p>102.5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lanta Hawk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tland Trail Blazer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1.1" calcext:value-type="float">
            <text:p>101.1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07.3" calcext:value-type="float">
            <text:p>107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roit Pistons*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10.8" calcext:value-type="float">
            <text:p>110.8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 Mavericks*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11.8" calcext:value-type="float">
            <text:p>111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enix Sun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phis Grizzlie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5.9" calcext:value-type="float">
            <text:p>105.9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 Heat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8.7" calcext:value-type="float">
            <text:p>108.7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Laker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8.4" calcext:value-type="float">
            <text:p>108.4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veland Cavalie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s Angeles Clipper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5.3" calcext:value-type="float">
            <text:p>105.3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4.5" calcext:value-type="float">
            <text:p>104.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cramento King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.7" calcext:value-type="float">
            <text:p>106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shington Wizard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Jersey Net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nver Nugget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den State Warrior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lando Magic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6.3" calcext:value-type="float">
            <text:p>106.3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uston Rocket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1.6" calcext:value-type="float">
            <text:p>101.6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ston Celtic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5.2" calcext:value-type="float">
            <text:p>105.2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hiladelphia 76er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tah Jazz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4.1" calcext:value-type="float">
            <text:p>104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attle SuperSonic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ronto Raptor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2.5" calcext:value-type="float">
            <text:p>102.5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lanta Hawk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6.4" calcext:value-type="float">
            <text:p>106.4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rtland Trail Blazer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1.1" calcext:value-type="float">
            <text:p>101.1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9.2" calcext:value-type="float">
            <text:p>109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 Mavericks*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1.3" calcext:value-type="float">
            <text:p>111.3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oenix Suns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13.9" calcext:value-type="float">
            <text:p>113.9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ston Rockets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 Bull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4.9" calcext:value-type="float">
            <text:p>104.9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troit Piston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8.9" calcext:value-type="float">
            <text:p>108.9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veland Cavalie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5.5" calcext:value-type="float">
            <text:p>105.5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ah Jazz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10.1" calcext:value-type="float">
            <text:p>110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nver Nugget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ronto Raptor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lando Magic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4.9" calcext:value-type="float">
            <text:p>104.9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 Laker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den State Warrior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 Clipper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5.1" calcext:value-type="float">
            <text:p>105.1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10.1" calcext:value-type="float">
            <text:p>110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Jersey Net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5.7" calcext:value-type="float">
            <text:p>105.7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w Orleans/Oklahoma City Hornets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4.8" calcext:value-type="float">
            <text:p>104.8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ami Heat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4.3" calcext:value-type="float">
            <text:p>104.3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acramento King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6.2" calcext:value-type="float">
            <text:p>106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attle SuperSonics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7.2" calcext:value-type="float">
            <text:p>107.2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ana Pacer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5.7" calcext:value-type="float">
            <text:p>105.7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nnesota Timberwolve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3.6" calcext:value-type="float">
            <text:p>103.6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ston Celtic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3.2" calcext:value-type="float">
            <text:p>103.2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rtland Trail Blazer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5.1" calcext:value-type="float">
            <text:p>105.1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lotte Bobcat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3.6" calcext:value-type="float">
            <text:p>103.6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lwaukee Buck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mphis Grizzlies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6.9" calcext:value-type="float">
            <text:p>106.9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lanta Hawk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Celtics*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0.2" calcext:value-type="float">
            <text:p>110.2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Laker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roit Pistons*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11.4" calcext:value-type="float">
            <text:p>111.4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Orleans Hornet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 Sun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3.3" calcext:value-type="float">
            <text:p>113.3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7.2" calcext:value-type="float">
            <text:p>107.2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Rocket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6.8" calcext:value-type="float">
            <text:p>106.8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lando Magic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11.3" calcext:value-type="float">
            <text:p>111.3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las Maverick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10.2" calcext:value-type="float">
            <text:p>110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olden State Warriors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11.8" calcext:value-type="float">
            <text:p>111.8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6.4" calcext:value-type="float">
            <text:p>106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tland Trail Blazers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7.3" calcext:value-type="float">
            <text:p>107.3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eveland Cavalier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shington Wizard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9.2" calcext:value-type="float">
            <text:p>109.2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cramento King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ana Pacer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anta Hawks*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6.9" calcext:value-type="float">
            <text:p>106.9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icago Bull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rlotte Bobcat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4.6" calcext:value-type="float">
            <text:p>104.6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Jersey Net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mphis Grizzlies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nesota Timberwolves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3.8" calcext:value-type="float">
            <text:p>103.8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 Knick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04.7" calcext:value-type="float">
            <text:p>104.7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 Angeles Clipper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01.2" calcext:value-type="float">
            <text:p>101.2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lwaukee Buck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5.3" calcext:value-type="float">
            <text:p>105.3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attle SuperSonics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0.5" calcext:value-type="float">
            <text:p>100.5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ami Heat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00.5" calcext:value-type="float">
            <text:p>100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veland Cavaliers*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2.4" calcext:value-type="float">
            <text:p>112.4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ton Celtics*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10.5" calcext:value-type="float">
            <text:p>110.5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Lakers*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12.8" calcext:value-type="float">
            <text:p>112.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lando Magic*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09.2" calcext:value-type="float">
            <text:p>109.2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3.9" calcext:value-type="float">
            <text:p>113.9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ton Rocket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8.4" calcext:value-type="float">
            <text:p>108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Antonio Spur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8.5" calcext:value-type="float">
            <text:p>108.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ver Nugget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0.4" calcext:value-type="float">
            <text:p>110.4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tah Jazz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10.1" calcext:value-type="float">
            <text:p>110.1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lanta Hawk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0.5" calcext:value-type="float">
            <text:p>110.5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enix Suns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13.6" calcext:value-type="float">
            <text:p>113.6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Hornet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8.7" calcext:value-type="float">
            <text:p>108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ami Heat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iladelphia 76er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7.9" calcext:value-type="float">
            <text:p>107.9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cago Bull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8.4" calcext:value-type="float">
            <text:p>108.4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roit Pistons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7.4" calcext:value-type="float">
            <text:p>107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8.1" calcext:value-type="float">
            <text:p>108.1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lwaukee Buck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arlotte Bobcat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4.7" calcext:value-type="float">
            <text:p>104.7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Jersey Net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8.3" calcext:value-type="float">
            <text:p>108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ronto Raptor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olden State Warrior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9.5" calcext:value-type="float">
            <text:p>109.5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nnesota Timberwolve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mphis Grizzlie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3.5" calcext:value-type="float">
            <text:p>103.5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lahoma City Thunder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02.9" calcext:value-type="float">
            <text:p>102.9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shington Wizard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5.4" calcext:value-type="float">
            <text:p>105.4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Clipper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2.3" calcext:value-type="float">
            <text:p>102.3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cramento King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05.5" calcext:value-type="float">
            <text:p>105.5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lando Magic*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11.4" calcext:value-type="float">
            <text:p>111.4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veland Cavaliers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11.2" calcext:value-type="float">
            <text:p>111.2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ah Jazz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0.7" calcext:value-type="float">
            <text:p>110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Laker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8.8" calcext:value-type="float">
            <text:p>108.8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 Sun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5.3" calcext:value-type="float">
            <text:p>115.3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1.9" calcext:value-type="float">
            <text:p>111.9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nver Nugget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8.3" calcext:value-type="float">
            <text:p>108.3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ston Celtic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7.7" calcext:value-type="float">
            <text:p>107.7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tland Trail Blaze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0.8" calcext:value-type="float">
            <text:p>110.8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 Maverick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ami Heat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6.6" calcext:value-type="float">
            <text:p>106.6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lwaukee Bucks*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4.9" calcext:value-type="float">
            <text:p>104.9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Bobcat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4.4" calcext:value-type="float">
            <text:p>104.4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uston Rockets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7.6" calcext:value-type="float">
            <text:p>107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mphis Grizzlie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icago Bull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ronto Raptor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11.3" calcext:value-type="float">
            <text:p>111.3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w Orleans Hornet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7.4" calcext:value-type="float">
            <text:p>107.4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diana Pacer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den State Warrior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8.1" calcext:value-type="float">
            <text:p>108.1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iladelphia 76er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6.1" calcext:value-type="float">
            <text:p>106.1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York Knick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7.6" calcext:value-type="float">
            <text:p>107.6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shington Wizard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4.2" calcext:value-type="float">
            <text:p>104.2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troit Piston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5.6" calcext:value-type="float">
            <text:p>105.6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Clipper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3.3" calcext:value-type="float">
            <text:p>103.3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Jersey Nets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00.6" calcext:value-type="float">
            <text:p>100.6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nnesota Timberwolves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01.7" calcext:value-type="float">
            <text:p>101.7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 Heat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11.7" calcext:value-type="float">
            <text:p>111.7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 Bulls*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08.3" calcext:value-type="float">
            <text:p>108.3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 Laker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 Antonio Spurs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11.8" calcext:value-type="float">
            <text:p>111.8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lando Magic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7.9" calcext:value-type="float">
            <text:p>107.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ston Celtic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6.2" calcext:value-type="float">
            <text:p>106.2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ver Nugget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2.3" calcext:value-type="float">
            <text:p>112.3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llas Maverick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09.7" calcext:value-type="float">
            <text:p>109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1.2" calcext:value-type="float">
            <text:p>111.2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phis Grizzlies*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uston Rockets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11.3" calcext:value-type="float">
            <text:p>111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rtland Trail Blazer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8.8" calcext:value-type="float">
            <text:p>108.8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Hornets*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6.2" calcext:value-type="float">
            <text:p>106.2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iladelphia 76er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6.6" calcext:value-type="float">
            <text:p>106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w York Knick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10.9" calcext:value-type="float">
            <text:p>110.9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oenix Sun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9.5" calcext:value-type="float">
            <text:p>109.5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lanta Hawk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.1" calcext:value-type="float">
            <text:p>106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diana Pacers*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4.8" calcext:value-type="float">
            <text:p>104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tah Jazz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olden State Warrior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s Angeles Clipper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5.3" calcext:value-type="float">
            <text:p>105.3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troit Piston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7.7" calcext:value-type="float">
            <text:p>107.7</text:p>
          </table:table-cell>
          <table:table-cell office:value-type="float" office:value="111.7" calcext:value-type="float">
            <text:p>111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lotte Bobcat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3.4" calcext:value-type="float">
            <text:p>103.4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3.5" calcext:value-type="float">
            <text:p>10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nesota Timberwolve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04.2" calcext:value-type="float">
            <text:p>104.2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w Jersey Net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3.1" calcext:value-type="float">
            <text:p>103.1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oronto Raptors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6.1" calcext:value-type="float">
            <text:p>106.1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shington Wizard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02.4" calcext:value-type="float">
            <text:p>102.4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veland Cavalier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2.2" calcext:value-type="float">
            <text:p>102.2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 Bulls*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07.4" calcext:value-type="float">
            <text:p>107.4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10.9" calcext:value-type="float">
            <text:p>110.9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 Heat*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76ers*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03.9" calcext:value-type="float">
            <text:p>103.9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nver Nuggets*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 Clippers*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08.5" calcext:value-type="float">
            <text:p>108.5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anta Hawks*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04.9" calcext:value-type="float">
            <text:p>104.9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 Pacers*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06.7" calcext:value-type="float">
            <text:p>106.7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mphis Grizzlies*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 York Knicks*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04.4" calcext:value-type="float">
            <text:p>104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ston Celtics*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Lakers*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llas Mavericks*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tah Jazz*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06.8" calcext:value-type="float">
            <text:p>106.8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uston Rockets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lando Magic*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05" calcext:value-type="float">
            <text:p>105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oenix Suns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6.2" calcext:value-type="float">
            <text:p>106.2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ortland Trail Blazers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05.7" calcext:value-type="float">
            <text:p>105.7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5.5" calcext:value-type="float">
            <text:p>105.5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nnesota Timberwolve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04.3" calcext:value-type="float">
            <text:p>104.3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olden State Warriors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Orleans Hornets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0.9" calcext:value-type="float">
            <text:p>100.9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ronto Raptors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00.8" calcext:value-type="float">
            <text:p>100.8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03.8" calcext:value-type="float">
            <text:p>103.8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shington Wizards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troit Pistons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w Jersey Nets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02.9" calcext:value-type="float">
            <text:p>102.9</text:p>
          </table:table-cell>
          <table:table-cell office:value-type="float" office:value="109.6" calcext:value-type="float">
            <text:p>109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eveland Cavaliers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01.1" calcext:value-type="float">
            <text:p>101.1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rlotte Bobcats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95.2" calcext:value-type="float">
            <text:p>95.2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lahoma City Thunder*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12.4" calcext:value-type="float">
            <text:p>112.4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 Heat*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2.3" calcext:value-type="float">
            <text:p>112.3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08.3" calcext:value-type="float">
            <text:p>108.3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Clippe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10.6" calcext:value-type="float">
            <text:p>110.6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nver Nugget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0.4" calcext:value-type="float">
            <text:p>110.4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mphis Grizzlie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4.9" calcext:value-type="float">
            <text:p>104.9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 Knick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uston Rocket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9.7" calcext:value-type="float">
            <text:p>109.7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ana Pacers*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04.3" calcext:value-type="float">
            <text:p>104.3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s Angeles Laker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olden State Warrior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6.4" calcext:value-type="float">
            <text:p>106.4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ooklyn Net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8.2" calcext:value-type="float">
            <text:p>108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ah Jazz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6.7" calcext:value-type="float">
            <text:p>106.7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3.5" calcext:value-type="float">
            <text:p>103.5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lanta Hawk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4.8" calcext:value-type="float">
            <text:p>104.8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llas Mavericks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5.9" calcext:value-type="float">
            <text:p>105.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ston Celtics*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3.1" calcext:value-type="float">
            <text:p>103.1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lwaukee Bucks*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3.6" calcext:value-type="float">
            <text:p>103.6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nesota Timberwolves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2.9" calcext:value-type="float">
            <text:p>102.9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ronto Raptor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5.9" calcext:value-type="float">
            <text:p>105.9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rtland Trail Blazer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5.8" calcext:value-type="float">
            <text:p>105.8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shington Wizard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0.2" calcext:value-type="float">
            <text:p>100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Orleans Hornet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5.7" calcext:value-type="float">
            <text:p>105.7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 76er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ramento King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6.2" calcext:value-type="float">
            <text:p>106.2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troit Piston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3.8" calcext:value-type="float">
            <text:p>103.8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eveland Cavalier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4.3" calcext:value-type="float">
            <text:p>104.3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oenix Sun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01.2" calcext:value-type="float">
            <text:p>101.2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1.6" calcext:value-type="float">
            <text:p>101.6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rlotte Bobcat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1.5" calcext:value-type="float">
            <text:p>101.5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Antonio Spurs*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10.5" calcext:value-type="float">
            <text:p>110.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Clipper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2.1" calcext:value-type="float">
            <text:p>112.1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lden State Warrior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7.5" calcext:value-type="float">
            <text:p>107.5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ton Rocket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1.5" calcext:value-type="float">
            <text:p>111.5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ami Heat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0.9" calcext:value-type="float">
            <text:p>110.9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diana Pace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4.1" calcext:value-type="float">
            <text:p>104.1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nesota Timberwolve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8.9" calcext:value-type="float">
            <text:p>108.9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oenix Suns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 Maverick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8.8" calcext:value-type="float">
            <text:p>108.8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mphis Grizzlie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6.3" calcext:value-type="float">
            <text:p>106.3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2.5" calcext:value-type="float">
            <text:p>102.5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lanta Hawks*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5.9" calcext:value-type="float">
            <text:p>105.9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lotte Bobcat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3.6" calcext:value-type="float">
            <text:p>103.6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nver Nugget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w York Knick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8.3" calcext:value-type="float">
            <text:p>108.3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ooklyn Net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.7" calcext:value-type="float">
            <text:p>106.7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Orleans Pelican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7.2" calcext:value-type="float">
            <text:p>107.2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acramento King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5.7" calcext:value-type="float">
            <text:p>105.7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eveland Cavalier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4.2" calcext:value-type="float">
            <text:p>104.2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troit Piston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5.9" calcext:value-type="float">
            <text:p>105.9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ston Celtics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02.9" calcext:value-type="float">
            <text:p>102.9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os Angeles Laker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4.2" calcext:value-type="float">
            <text:p>104.2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rlando Magic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01.7" calcext:value-type="float">
            <text:p>101.7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tah Jazz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03.5" calcext:value-type="float">
            <text:p>103.5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lwaukee Bucks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iladelphia 76er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9.4" calcext:value-type="float">
            <text:p>99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1.6" calcext:value-type="float">
            <text:p>111.6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 Clippe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Antonio Spur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8.5" calcext:value-type="float">
            <text:p>108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lanta Hawks*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08.9" calcext:value-type="float">
            <text:p>108.9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land Trail Blazer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8.2" calcext:value-type="float">
            <text:p>108.2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eveland Cavalier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1.1" calcext:value-type="float">
            <text:p>111.1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uston Rocket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phis Grizzlie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5.7" calcext:value-type="float">
            <text:p>105.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llas Maverick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9.5" calcext:value-type="float">
            <text:p>109.5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cago Bull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07.5" calcext:value-type="float">
            <text:p>107.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klahoma City Thunder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7.8" calcext:value-type="float">
            <text:p>107.8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ronto Raptor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11" calcext:value-type="float">
            <text:p>111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Orleans Pelican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ah Jazz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5.1" calcext:value-type="float">
            <text:p>105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3.7" calcext:value-type="float">
            <text:p>103.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lwaukee Buck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2.7" calcext:value-type="float">
            <text:p>102.7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iana Pacer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3.5" calcext:value-type="float">
            <text:p>103.5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hoenix Suns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ton Celtics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troit Piston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ami Heat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3.9" calcext:value-type="float">
            <text:p>103.9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nver Nugget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4.5" calcext:value-type="float">
            <text:p>104.5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cramento King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5.3" calcext:value-type="float">
            <text:p>105.3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oklyn Nets*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4.4" calcext:value-type="float">
            <text:p>104.4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rlotte Hornet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0.1" calcext:value-type="float">
            <text:p>100.1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rlando Magic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01.6" calcext:value-type="float">
            <text:p>101.6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s Angeles Laker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3.4" calcext:value-type="float">
            <text:p>103.4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nesota Timberwolves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02.9" calcext:value-type="float">
            <text:p>102.9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iladelphia 76ers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95.5" calcext:value-type="float">
            <text:p>95.5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York Knick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99.9" calcext:value-type="float">
            <text:p>99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14.5" calcext:value-type="float">
            <text:p>114.5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0.3" calcext:value-type="float">
            <text:p>110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lahoma City Thunder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3.1" calcext:value-type="float">
            <text:p>113.1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eveland Cavalier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0.9" calcext:value-type="float">
            <text:p>110.9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 Clipper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08.3" calcext:value-type="float">
            <text:p>108.3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Raptors*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nta Hawk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5.1" calcext:value-type="float">
            <text:p>105.1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6.8" calcext:value-type="float">
            <text:p>106.8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lotte Hornet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7.1" calcext:value-type="float">
            <text:p>107.1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ah Jazz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05.9" calcext:value-type="float">
            <text:p>105.9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iana Pacers*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04.6" calcext:value-type="float">
            <text:p>104.6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 Heat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6.1" calcext:value-type="float">
            <text:p>106.1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rtland Trail Blazer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8.8" calcext:value-type="float">
            <text:p>108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troit Piston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.1" calcext:value-type="float">
            <text:p>106.1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uston Rocket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8.3" calcext:value-type="float">
            <text:p>108.3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llas Maverick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6.7" calcext:value-type="float">
            <text:p>106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ashington Wizards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5.3" calcext:value-type="float">
            <text:p>105.3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icago Bulls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lando Magic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mphis Grizzlie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5.4" calcext:value-type="float">
            <text:p>105.4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acramento King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York Knick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4.6" calcext:value-type="float">
            <text:p>104.6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nver Nugget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5.6" calcext:value-type="float">
            <text:p>105.6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nnesota Timberwolve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6.5" calcext:value-type="float">
            <text:p>106.5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Orleans Pelican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05.6" calcext:value-type="float">
            <text:p>105.6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lwaukee Buck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4.3" calcext:value-type="float">
            <text:p>104.3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oenix Suns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02.2" calcext:value-type="float">
            <text:p>102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ooklyn Net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3.2" calcext:value-type="float">
            <text:p>103.2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s Angeles Laker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01.6" calcext:value-type="float">
            <text:p>101.6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iladelphia 76ers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98.8" calcext:value-type="float">
            <text:p>98.8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State Warriors*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115.6" calcext:value-type="float">
            <text:p>115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Antonio Spurs*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11.1" calcext:value-type="float">
            <text:p>111.1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uston Rocket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4.7" calcext:value-type="float">
            <text:p>114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 Angeles Clipper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12.7" calcext:value-type="float">
            <text:p>112.7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ah Jazz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9.6" calcext:value-type="float">
            <text:p>109.6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ronto Raptor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12.3" calcext:value-type="float">
            <text:p>112.3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veland Cavalier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13.6" calcext:value-type="float">
            <text:p>113.6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shington Wizard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11.2" calcext:value-type="float">
            <text:p>111.2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klahoma City Thunder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8.3" calcext:value-type="float">
            <text:p>108.3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mphis Grizzlie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7.7" calcext:value-type="float">
            <text:p>107.7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 Hea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7.8" calcext:value-type="float">
            <text:p>107.8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ver Nugget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13.2" calcext:value-type="float">
            <text:p>113.2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icago Bull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7.4" calcext:value-type="float">
            <text:p>107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rlotte Hornet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8.8" calcext:value-type="float">
            <text:p>108.8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rtland Trail Blazer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10.3" calcext:value-type="float">
            <text:p>110.3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waukee Buck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9.1" calcext:value-type="float">
            <text:p>109.1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diana Pacer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8.6" calcext:value-type="float">
            <text:p>108.6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nesota Timberwolves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0.8" calcext:value-type="float">
            <text:p>110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lanta Hawk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4.9" calcext:value-type="float">
            <text:p>104.9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troit Piston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w Orleans Pelicans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05.2" calcext:value-type="float">
            <text:p>105.2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llas Maverick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5.6" calcext:value-type="float">
            <text:p>105.6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cramento King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07.3" calcext:value-type="float">
            <text:p>107.3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 Knicks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07.7" calcext:value-type="float">
            <text:p>107.7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hoenix Sun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6.6" calcext:value-type="float">
            <text:p>106.6</text:p>
          </table:table-cell>
          <table:table-cell office:value-type="float" office:value="112.2" calcext:value-type="float">
            <text:p>11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hiladelphia 76er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3.2" calcext:value-type="float">
            <text:p>103.2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s Angeles Lakers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rlando Magic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3.7" calcext:value-type="float">
            <text:p>103.7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ooklyn Nets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04.1" calcext:value-type="float">
            <text:p>104.1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ton Rockets*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14.7" calcext:value-type="float">
            <text:p>114.7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ronto Raptors*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13.8" calcext:value-type="float">
            <text:p>113.8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en State Warrior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13.6" calcext:value-type="float">
            <text:p>113.6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ah Jazz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8.4" calcext:value-type="float">
            <text:p>108.4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ladelphia 76ers*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09.5" calcext:value-type="float">
            <text:p>109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klahoma City Thunder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10.7" calcext:value-type="float">
            <text:p>110.7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ston Celtics*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07.6" calcext:value-type="float">
            <text:p>107.6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Antonio Spur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07.9" calcext:value-type="float">
            <text:p>107.9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land Trail Blazer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09.1" calcext:value-type="float">
            <text:p>109.1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nesota Timberwolves*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13.4" calcext:value-type="float">
            <text:p>113.4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nver Nuggets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12.5" calcext:value-type="float">
            <text:p>112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w Orleans Pelican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9.6" calcext:value-type="float">
            <text:p>109.6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iana Pacer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9.5" calcext:value-type="float">
            <text:p>109.5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eveland Cavaliers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2.9" calcext:value-type="float">
            <text:p>112.9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shington Wizards*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09.3" calcext:value-type="float">
            <text:p>109.3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 Clippers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10.3" calcext:value-type="float">
            <text:p>110.3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ami Heat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6.8" calcext:value-type="float">
            <text:p>106.8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rlotte Hornet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09.4" calcext:value-type="float">
            <text:p>109.4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troit Pistons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7.2" calcext:value-type="float">
            <text:p>107.2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lwaukee Bucks*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09.8" calcext:value-type="float">
            <text:p>109.8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s Angeles Laker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06.5" calcext:value-type="float">
            <text:p>106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llas Maverick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6.3" calcext:value-type="float">
            <text:p>106.3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 Knick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7.1" calcext:value-type="float">
            <text:p>107.1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oklyn Nets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6.9" calcext:value-type="float">
            <text:p>106.9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lando Magic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05.2" calcext:value-type="float">
            <text:p>105.2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105" calcext:value-type="float">
            <text:p>105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mphis Grizzlies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4.5" calcext:value-type="float">
            <text:p>104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cramento King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3.7" calcext:value-type="float">
            <text:p>103.7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icago Bulls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03.8" calcext:value-type="float">
            <text:p>103.8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oenix Suns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03.5" calcext:value-type="float">
            <text:p>103.5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waukee Bucks*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13.8" calcext:value-type="float">
            <text:p>113.8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State Warriors*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15.9" calcext:value-type="float">
            <text:p>115.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onto Raptors*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13.1" calcext:value-type="float">
            <text:p>113.1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ah Jazz*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0.9" calcext:value-type="float">
            <text:p>110.9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ton Rocket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5.5" calcext:value-type="float">
            <text:p>115.5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land Trail Blazers*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4.7" calcext:value-type="float">
            <text:p>114.7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nver Nuggets*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ston Celtics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12.2" calcext:value-type="float">
            <text:p>112.2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lahoma City Thunder*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10.3" calcext:value-type="float">
            <text:p>11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ana Pacer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09.9" calcext:value-type="float">
            <text:p>109.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hiladelphia 76ers*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12.6" calcext:value-type="float">
            <text:p>112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 Antonio Spur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12.9" calcext:value-type="float">
            <text:p>112.9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os Angeles Clippers*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12.4" calcext:value-type="float">
            <text:p>112.4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lando Magic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8.9" calcext:value-type="float">
            <text:p>108.9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ooklyn Nets*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9.6" calcext:value-type="float">
            <text:p>109.6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ami Heat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07.3" calcext:value-type="float">
            <text:p>107.3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troit Pistons*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cramento Kings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10.4" calcext:value-type="float">
            <text:p>110.4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allas Maverick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9.4" calcext:value-type="float">
            <text:p>109.4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nesota Timberwolve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w Orleans Pelican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rlotte Hornets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s Angeles Lakers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mphis Grizzlie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06.1" calcext:value-type="float">
            <text:p>106.1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ashington Wizard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lanta Hawk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8.1" calcext:value-type="float">
            <text:p>108.1</text:p>
          </table:table-cell>
          <table:table-cell office:value-type="float" office:value="113.9" calcext:value-type="float">
            <text:p>113.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icago Bulls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04.8" calcext:value-type="float">
            <text:p>104.8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hoenix Sun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5.9" calcext:value-type="float">
            <text:p>105.9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w York Knicks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04.5" calcext:value-type="float">
            <text:p>104.5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eveland Cavaliers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107.7" calcext:value-type="float">
            <text:p>107.7</text:p>
          </table:table-cell>
          <table:table-cell office:value-type="float" office:value="117.6" calcext:value-type="float">
            <text:p>117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2:36:39.9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2:38:02.616000000</dc:date>
    <meta:editing-duration>PT31M4S</meta:editing-duration>
    <meta:editing-cycles>34</meta:editing-cycles>
    <meta:generator>LibreOffice/6.0.3.2$Windows_X86_64 LibreOffice_project/8f48d515416608e3a835360314dac7e47fd0b821</meta:generator>
    <meta:document-statistic meta:table-count="1" meta:cell-count="4984" meta:object-count="0"/>
  </office:meta>
</office:document-meta>
</file>